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color="#004a4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rsid="0017ff55" officeooo:paragraph-rsid="0017ff55" style:font-weight-asian="normal" style:font-weight-complex="normal"/>
    </style:style>
    <style:style style:name="P5" style:family="paragraph" style:parent-style-name="Standard">
      <style:text-properties fo:font-weight="normal" officeooo:rsid="0018df45" officeooo:paragraph-rsid="0018df45" style:font-weight-asian="normal" style:font-weight-complex="normal"/>
    </style:style>
    <style:style style:name="P6" style:family="paragraph" style:parent-style-name="Heading_20_2">
      <style:text-properties fo:font-size="15pt" style:font-size-asian="15pt" style:font-size-complex="15pt"/>
    </style:style>
    <style:style style:name="P7" style:family="paragraph" style:parent-style-name="Heading_20_2" style:list-style-name="">
      <style:text-properties fo:font-size="15pt" style:font-size-asian="15pt" style:font-size-complex="15pt"/>
    </style:style>
    <style:style style:name="P8" style:family="paragraph" style:parent-style-name="Heading_20_2">
      <style:paragraph-properties fo:break-before="page"/>
      <style:text-properties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6" text:outline-level="2">format des trames d'état</text:h>
      <text:p text:style-name="P4"><text:s text:c="6"/>Définition de la trame de transfert des états vers l'IHM</text:p>
      <text:p text:style-name="P4">--------------------------------------------------------------------------------</text:p>
      <text:p text:style-name="P4">La trame est une chaine de 103 caractères composée de 21 champs séparés par ';'</text:p>
      <text:p text:style-name="P4">--------------------------------------------------------------------------------</text:p>
      <text:p text:style-name="P4">AA;YY;EE;MM;CCCCCCCC;IIIIIIII;SS;ssssssss;WW;HH;PP;pppppppp;NN;BB;bbbbbbbb;</text:p>
      <text:p text:style-name="P4"><text:s text:c="51"/>TTTT;RRRR;BBBB;OOOO;UUUU;ee;xx</text:p>
      <text:p text:style-name="P4">--------------------------------------------------------------------------------</text:p>
      <text:p text:style-name="P4">01 AA<text:tab/><text:tab/>: état de l'arrêt d'urgence</text:p>
      <text:p text:style-name="P4">02 YY<text:tab/><text:tab/>: état globale du système</text:p>
      <text:p text:style-name="P4">03 EE<text:tab/><text:tab/>: séquence en eours</text:p>
      <text:p text:style-name="P4">04 MM<text:tab/>: mode dégradé</text:p>
      <text:p text:style-name="P4">05 CCCCCCCC : code de compte rendu système</text:p>
      <text:p text:style-name="P4">06 IIIIIIII <text:tab/>: code de demande d'intervention IHM</text:p>
      <text:p text:style-name="P4">07 SS<text:tab/><text:tab/>: situation du SEIS</text:p>
      <text:p text:style-name="P4">08 ssssssss<text:tab/>: compte rendu erreur SEIS</text:p>
      <text:p text:style-name="P4">09 WW<text:tab/>: situation du WTS</text:p>
      <text:p text:style-name="P4">10 HH <text:tab/><text:tab/>: situation du HP3</text:p>
      <text:p text:style-name="P4">11 PP<text:tab/><text:tab/>: états des panneaux</text:p>
      <text:p text:style-name="P4">12 pppppppp<text:tab/>: code incident PANNEAUX</text:p>
      <text:p text:style-name="P4">13 NN <text:tab/><text:tab/>: états de la pince</text:p>
      <text:p text:style-name="P4">14 BB<text:tab/><text:tab/>: états du bras</text:p>
      <text:p text:style-name="P4">15 bbbbbbbb <text:tab/>: code d’information du système bras/pince</text:p>
      <text:p text:style-name="P4">16 TTTT <text:tab/>: tension batteries</text:p>
      <text:p text:style-name="P4">17 RRRR<text:tab/>: charges des batteries</text:p>
      <text:p text:style-name="P4">18 BBBB<text:tab/>: courant dans les batteries</text:p>
      <text:p text:style-name="P4">19 OOOO <text:tab/>: charge consommée</text:p>
      <text:p text:style-name="P4">20 UUUU <text:tab/>: durée restante dans les batteries</text:p>
      <text:p text:style-name="P4">21 ee <text:tab/><text:tab/>: code incident énergie</text:p>
      <text:p text:style-name="P4">22 xx<text:tab/><text:tab/>: code de synchronisation des écrans, c'est le seul champ qui n'est pas administré par le superviseur</text:p>
      <text:p text:style-name="P4"/>
      <text:p text:style-name="P5"><text:tab/>Pour les champs de 01 à 21 kla lecture des documents « définition des états du superviseur et échanges IHM_V2.11.pdf » principalement mais aussi <text:s/>« définitions des interfaces v1.9.3.pdf » vous donnerons plus d'information sur la valeurs des champs.</text:p>
      <text:p text:style-name="P5"/>
      <text:p text:style-name="P5"/>
      <text:h text:style-name="P7" text:outline-level="2"/>
      <text:h text:style-name="P8" text:outline-level="2">Interprétation de <text:s/>« Mode » en fonction de « etatSystème » </text:h>
      <text:p text:style-name="P1"/>
      <text:p text:style-name="P2">états système = ATTENTE</text:p>
      <text:p text:style-name="P1"><text:tab/>alors tous les périphériques doivent être <text:s/>mis en HS :</text:p>
      <text:p text:style-name="P1"><text:tab/>mode = M_BATTERIES_HS | M_PANNEAUX_HS | M_BRAS_HS | M_SEIS_HS |HTTP_CAM_HS</text:p>
      <text:p text:style-name="P1"/>
      <text:p text:style-name="P1"/>
      <text:p text:style-name="P2">états système = TESTS_MISE_EN_ROUTE</text:p>
      <text:p text:style-name="P1"><text:tab/>au fur et à mesure qu'un périphérique réussi ses tests il quitte son statue HS, cependant s'il reste HS le défaut doit alors être indiqué dans <text:s/>une variable d'état appropriée :</text:p>
      <text:p text:style-name="P1"><text:tab/><text:tab/>IncidentPanneaux pour les panneaux </text:p>
      <text:p text:style-name="P1"><text:tab/><text:tab/>ErrSEIS pour le SEIS</text:p>
      <text:p text:style-name="P1"><text:tab/><text:tab/>CodeErrBrasPince pour le bras</text:p>
      <text:p text:style-name="P1"><text:tab/> <text:tab/>IncidentEnergie pour l’énergie</text:p>
      <text:p text:style-name="P1"/>
      <text:p text:style-name="P1"><text:tab/>Le test sur l'énergie doit être fait en 1er <text:s/>et il se déroule en deux phases :</text:p>
      <text:p text:style-name="P1"><text:tab/><text:tab/>la 1ere est la connexion au serveur CCG., si cette connexion est impossible on ne peut aller plus loin et on retourne en phase d'attente</text:p>
      <text:p text:style-name="P1"><text:tab/><text:tab/>la 2ndes est la mesures de la charge et de la tension si elles sont insuffisante il faudra demander au conférencier de brancher le secteur (il y aura alors une surveillance sur le signe de la tension et du courant consommer pour vérifier que le secteur est effectivement branché) . Le conférencier peut aussi choisir de retourner en phase d’attente </text:p>
      <text:p text:style-name="P1"/>
      <text:p text:style-name="P1"/>
      <text:p text:style-name="P2">états système = INITILISATION</text:p>
      <text:p text:style-name="P1"><text:tab/>Cette phase n'implique que le bras et les panneaux , dans la mesure il ils ont été testés  avec succès c'est à dire qu’ils ne sont pas déjà « HS » en entrant dans la phase d’initialisation</text:p>
      <text:p text:style-name="P1"><text:tab/>lorsqu'un périphérique échoue à son test il devient HS et <text:s/>le défaut est signalé dans :</text:p>
      <text:p text:style-name="P1"><text:tab/><text:tab/>IncidentPanneaux pour les panneaux </text:p>
      <text:p text:style-name="P1"><text:tab/><text:tab/>CodeErrBrasPince pour le bras</text:p>
      <text:p text:style-name="P1"/>
      <text:p text:style-name="P1"/>
      <text:p text:style-name="P2">états système = COMMANDES</text:p>
      <text:p text:style-name="P1"><text:tab/>c'est l'état de fonctionnement <text:s/>« conférence » dans lequel le conférencier pour alors déclencher les séquences de déploiement et repliement des périphériques. </text:p>
      <text:p text:style-name="P1">Durant cette phase tout élément peut devenir « HS » soit pour une raison interne , dans ce cas les informations seront données par les variables de défauts appropriées, <text:s/>soir alors par rupture de flux c'est alors la variable « CompteRenduSysteme » qui signalera le flux rompu.</text:p>
      <text:p text:style-name="P1"/>
      <text:p text:style-name="P1"/>
      <text:p text:style-name="P2">états système = CLOTURE</text:p>
      <text:p text:style-name="P1"><text:tab/>les fonctionnement des modes et identique à celui de l'état « COMMANDES »</text:p>
      <text:p text:style-name="P1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5-02-02T18:13:28</meta:creation-date>
    <meta:generator>LibreOffice/4.4.5.2$Linux_X86_64 LibreOffice_project/40$Build-2</meta:generator>
    <dc:date>2016-01-28T16:50:25.392740029</dc:date>
    <meta:editing-duration>PT54M14S</meta:editing-duration>
    <meta:editing-cycles>14</meta:editing-cycles>
    <meta:document-statistic meta:table-count="0" meta:image-count="0" meta:object-count="0" meta:page-count="2" meta:paragraph-count="54" meta:word-count="570" meta:character-count="3646" meta:non-whitespace-character-count="3015"/>
  </office:meta>
</office:document-meta>
</file>